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5291in"/>
    </style:style>
    <style:style style:name="co4" style:family="table-column">
      <style:table-column-properties fo:break-before="auto" style:column-width="3.8563in"/>
    </style:style>
    <style:style style:name="co5" style:family="table-column">
      <style:table-column-properties fo:break-before="auto" style:column-width="1.2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29_02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нь недели</text:p>
          </table:table-cell>
          <table:table-cell table:style-name="Default" office:value-type="string" calcext:value-type="string">
            <text:p>Время</text:p>
          </table:table-cell>
          <table:table-cell office:value-type="string" calcext:value-type="string">
            <text:p>Фильм</text:p>
          </table:table-cell>
          <table:table-cell office:value-type="string" calcext:value-type="string">
            <text:p>Кинотеат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Одна жизн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Рецепт любви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Одна жизнь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Долгожданный рассвет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Пес-призрак: Путь самур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Оппенгейме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Конец слав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35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Прошлые жизни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2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10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1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2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45</text:p>
          </table:table-cell>
          <table:table-cell office:value-type="string" calcext:value-type="string">
            <text:p>Конец славы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45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55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9 февраля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23:59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09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Конец славы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Три мушкетёра: Миледи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МУЛЬТ в кино. Выпуск №166. Совершенно новый выпуск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Три богатыря и Пуп Земли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Одна жизн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Орион и Тьм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Звериный рей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Три богатыря и Пуп Земли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Конец славы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Рецепт любви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Лео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Одна жизнь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Долгожданный рассвет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Пес-призрак: Путь самур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Оппенгейме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Красные комнаты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Конец славы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Прошлые жизни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Дюна: Часть перва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Аргайл: Супершпион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10</text:p>
          </table:table-cell>
          <table:table-cell office:value-type="string" calcext:value-type="string">
            <text:p>Мадам Паутин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Москва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2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10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1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15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2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Черёмушки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35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45</text:p>
          </table:table-cell>
          <table:table-cell office:value-type="string" calcext:value-type="string">
            <text:p>Пила. Джокер</text:p>
          </table:table-cell>
          <table:table-cell office:value-type="string" calcext:value-type="string">
            <text:p>Иллюзион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23:55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МУЛЬТ в кино. Выпуск №166. Совершенно новый выпус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Три богатыря и Пуп Земли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МУЛЬТ в кино. Выпуск №166. Совершенно новый выпус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Звериный рей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Орион и Тьм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Наполеон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2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2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Миграция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МУЛЬТ в кино. Выпуск №166. Совершенно новый выпус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Три богатыря и Пуп Земли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Воздух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Супер Крылья. Фильм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Звериный рей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Орион и Тьм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Вонка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МУЛЬТ в кино. Выпуск №166. Совершенно новый выпус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В Арктику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Рыбка Поньо на утесе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Бременские музыканты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Аквамен и потерянное царство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Пчеловод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Наполеон</text:p>
          </table:table-cell>
          <table:table-cell office:value-type="string" calcext:value-type="string">
            <text:p>Владивосток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Первая ведьма: Реинкарнация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2:1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Май декабр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Мастер и Маргарита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2:5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Холоп 2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3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Нечисть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Хичкок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4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Театр в кино: Стиффелио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5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Сезон охоты. Суперкоманда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Лонки – великий обманщик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Кот и пёс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Командир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#АртЛекторийВкино: Босх: Сад сновидений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6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21:20</text:p>
          </table:table-cell>
          <table:table-cell office:value-type="string" calcext:value-type="string">
            <text:p>Лёд 3</text:p>
          </table:table-cell>
          <table:table-cell office:value-type="string" calcext:value-type="string">
            <text:p>Нептун</text:p>
          </table:table-cell>
        </table:table-row>
        <table:table-row table:style-name="ro1">
          <table:table-cell office:value-type="string" calcext:value-type="string">
            <text:p>7 март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7 март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7 март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7 марта</text:p>
          </table:table-cell>
          <table:table-cell office:value-type="string" calcext:value-type="string">
            <text:p>Четверг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8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8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8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8 марта</text:p>
          </table:table-cell>
          <table:table-cell office:value-type="string" calcext:value-type="string">
            <text:p>Пятниц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9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9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9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9 марта</text:p>
          </table:table-cell>
          <table:table-cell office:value-type="string" calcext:value-type="string">
            <text:p>Суббот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0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0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0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0 марта</text:p>
          </table:table-cell>
          <table:table-cell office:value-type="string" calcext:value-type="string">
            <text:p>Воскресенье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Онегин</text:p>
          </table:table-cell>
          <table:table-cell office:value-type="string" calcext:value-type="string">
            <text:p>Киномакс-Сапфир</text:p>
          </table:table-cell>
        </table:table-row>
        <table:table-row table:style-name="ro1">
          <table:table-cell office:value-type="string" calcext:value-type="string">
            <text:p>11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Шоссе в никуд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2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Чайк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18 марта</text:p>
          </table:table-cell>
          <table:table-cell office:value-type="string" calcext:value-type="string">
            <text:p>Понедель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Цвет граната</text:p>
          </table:table-cell>
          <table:table-cell office:value-type="string" calcext:value-type="string">
            <text:p>Уссури</text:p>
          </table:table-cell>
        </table:table-row>
        <table:table-row table:style-name="ro1">
          <table:table-cell office:value-type="string" calcext:value-type="string">
            <text:p>19 марта</text:p>
          </table:table-cell>
          <table:table-cell office:value-type="string" calcext:value-type="string">
            <text:p>Вторник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Йонас Кауфман: Арена ди Верона</text:p>
          </table:table-cell>
          <table:table-cell office:value-type="string" calcext:value-type="string">
            <text:p>Океан IMAX</text:p>
          </table:table-cell>
        </table:table-row>
        <table:table-row table:style-name="ro1">
          <table:table-cell office:value-type="string" calcext:value-type="string">
            <text:p>20 марта</text:p>
          </table:table-cell>
          <table:table-cell office:value-type="string" calcext:value-type="string">
            <text:p>Среда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#АртЛекторийВкино: Тени Гойи</text:p>
          </table:table-cell>
          <table:table-cell office:value-type="string" calcext:value-type="string">
            <text:p>Уссур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445" meta:object-count="0"/>
    <meta:generator>LibreOffice/24.2.0.3$Linux_X86_64 LibreOffice_project/420$Build-3</meta:generator>
  </office:meta>
</office:document-meta>
</file>